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2cm" svg:stroke-color="#000000" draw:marker-start-width="0.315cm" draw:marker-end-width="0.315cm" draw:fill="solid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32cm" draw:marker-end-width="0.32cm" draw:fill="none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Dashed_20__28_var_29_" svg:stroke-width="0.05cm" svg:stroke-color="#00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32cm" draw:marker-end-width="0.32cm" draw:fill="none" draw:fill-color="#000000" draw:opacity="100%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width="0cm" svg:stroke-color="#000000" draw:marker-start-width="0.32cm" draw:marker-end-width="0.32cm" draw:fill="solid" draw:fill-color="#000000" draw:opacity="100%" draw:textarea-horizontal-align="center" draw:textarea-vertical-align="middle" fo:padding-top="0.145cm" fo:padding-bottom="0.145cm" fo:padding-left="0.27cm" fo:padding-right="0.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 draw:opacity="100%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7.023cm" svg:height="5.579cm" svg:x="1.788cm" svg:y="1.301cm" svg:viewBox="0 0 7024 5580" svg:d="M3812 5199c300 100 100 400 1021 380 821-76 1315-254 1151-709s-559-515-834-496c-275 20-400-10-900 190s-594-338-594-538-144-1427 714-1615c1283-300 2288 1299 2617-6s-1671-2005-2615-2229c-941-167-2048-392-3219 270-1169 663-1237 1454-1105 2275 80 559 564 1178 1064 1678s1300 1000 1800 900 600-200 900-100z">
          <text:p/>
        </draw:path>
        <draw:path draw:style-name="gr2" draw:text-style-name="P2" draw:layer="layout" svg:width="8.382cm" svg:height="6.909cm" svg:x="1.14cm" svg:y="0.6cm" svg:viewBox="0 0 8383 6910" svg:d="M5045 4603c331-99 663-88 889-107 47-4 95-6 144-6 110 0 227 11 345 41 117 29 235 77 347 150 112 74 218 172 311 303s173 294 234 497c35 116 52 224 52 322 0 85-12 163-36 235s-59 139-105 201c-45 62-102 118-168 170s-142 99-228 141c-170 86-376 154-614 210-238 55-507 97-801 130-118 13-229 20-332 20-190 0-354-22-493-62-141-40-256-98-348-172-44-35-82-74-115-115-20 13-42 26-63 39-500 300-1502 30-2400-700s-1578-1651-1642-2471-76-2032 1322-2867c1400-834 2724-551 3850-340 1129 282 3427 1109 3170 2878-288 863-700 1400-1500 1200s-1400-700-1700-500c-194 129-138 424-127 805 3 0 5-1 8-2z">
          <text:p/>
        </draw:path>
        <draw:path draw:style-name="gr3" draw:text-style-name="P2" draw:layer="layout" svg:width="7.023cm" svg:height="5.316cm" svg:x="1.788cm" svg:y="1.3cm" svg:viewBox="0 0 7024 5317" svg:d="M1153 446c1171-662 2278-437 3219-270 944 224 2944 924 2615 2229s-1334-294-2617 6c-1283 299-254 1889-1109 2722s-3132-1378-3213-2412c-132-821-64-1612 1105-2275z">
          <text:p/>
        </draw:path>
        <draw:path draw:style-name="gr3" draw:text-style-name="P2" draw:layer="layout" svg:width="2.057cm" svg:height="1.217cm" svg:x="5.746cm" svg:y="5.672cm" svg:viewBox="0 0 2058 1218" svg:d="M112 445c274-464 805-422 1080-442 275-19 670 41 834 496s-330 633-1151 709c-822 76-1036-300-763-763z">
          <text:p/>
        </draw:path>
        <draw:path draw:style-name="gr2" draw:text-style-name="P2" draw:layer="layout" svg:width="8.382cm" svg:height="6.909cm" svg:x="1.141cm" svg:y="0.601cm" svg:viewBox="0 0 8383 6910" svg:d="M5045 4603c331-99 663-88 889-107 47-4 95-6 144-6 110 0 227 11 345 41 117 29 235 77 347 150 112 74 218 172 311 303s173 294 234 497c35 116 52 224 52 322 0 85-12 163-36 235s-59 139-105 201c-45 62-102 118-168 170s-142 99-228 141c-170 86-376 154-614 210-238 55-507 97-801 130-118 13-229 20-332 20-190 0-354-22-493-62-141-40-256-98-348-172-44-35-82-74-115-115-20 13-42 26-63 39-500 300-1502 30-2400-700s-1578-1651-1642-2471-76-2032 1322-2867c1400-834 2724-551 3850-340 1129 282 3427 1109 3170 2878-288 863-700 1400-1500 1200s-1400-700-1700-500c-194 129-138 424-127 805 3 0 5-1 8-2z">
          <text:p/>
        </draw:path>
        <draw:path draw:style-name="gr4" draw:text-style-name="P3" draw:layer="layout" svg:width="8.402cm" svg:height="6.929cm" svg:x="1.131cm" svg:y="0.59cm" svg:viewBox="0 0 8403 6930" svg:d="M5943 4496c47-4 95-6 145-6 110 0 228 11 347 41 118 30 237 78 350 152 113 74 220 173 314 305 93 132 174 296 235 500 35 117 53 226 53 325 0 86-13 165-37 238s-60 141-106 204c-46 63-103 119-170 172-67 52-143 100-230 142-171 86-377 155-616 211-238 55-508 97-802 130-119 13-230 20-333 20-191 0-356-22-496-62l3-10-3 10c-71-20-136-45-194-74-59-29-111-63-158-100-42-34-78-71-111-110-17 12-37 23-55 35-69 41-146 71-232 92-85 20-178 30-277 30-133 0-278-18-430-54-152-35-312-88-475-158-327-138-669-344-998-611-449-366-845-779-1135-1204-146-213-265-428-352-642-88-214-142-426-158-632-12-150-22-312-22-483 0-192 13-395 49-602 37-207 98-418 195-626s230-414 410-611c180-196 408-383 694-554 361-215 717-356 1065-443 349-88 690-121 1022-121 628 0 1222 120 1770 222 1 0 1 0 1 0 536 134 1334 391 1999 812 333 211 632 463 849 762 108 150 195 311 256 485 60 174 93 360 93 559 0 88-6 179-20 272v1c-62 186-130 357-206 508-76 152-161 285-256 395-96 110-204 196-324 255-61 30-125 52-192 68-68 15-139 23-215 23-99 0-205-14-319-42-336-84-637-221-895-337-128-57-246-110-353-148-105-38-199-61-281-61-31 0-60 3-87 11-27 7-53 18-76 33-28 19-51 41-69 67s-32 55-42 87c-21 66-27 145-27 234 0 116 11 249 15 396 330-98 661-87 887-106z">
          <text:p/>
        </draw:path>
        <draw:path draw:style-name="gr5" draw:text-style-name="P4" draw:layer="layout" svg:width="0.001cm" svg:height="0.009cm" svg:x="7.564cm" svg:y="5.121cm" svg:viewBox="0 0 2 10" svg:d="M2 0l-2 10z">
          <text:p/>
        </draw:path>
        <draw:path draw:style-name="gr5" draw:text-style-name="P4" draw:layer="layout" svg:width="0.007cm" svg:height="0.005cm" svg:x="8.367cm" svg:y="6.839cm" svg:viewBox="0 0 8 6" svg:d="M8 6l-8-6z">
          <text:p/>
        </draw:path>
        <draw:path draw:style-name="gr5" draw:text-style-name="P4" draw:layer="layout" svg:width="0.005cm" svg:height="0.007cm" svg:x="5.376cm" svg:y="7.276cm" svg:viewBox="0 0 6 8" svg:d="M0 8l6-8z">
          <text:p/>
        </draw:path>
        <draw:path draw:style-name="gr5" draw:text-style-name="P4" draw:layer="layout" svg:width="0.004cm" svg:height="0.008cm" svg:x="7.971cm" svg:y="7.15cm" svg:viewBox="0 0 5 9" svg:d="M4 9l-4-9 5 9c-1 0-1 0-1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5.1.5.2$Windows_x86 LibreOffice_project/7a864d8825610a8c07cfc3bc01dd4fce6a9447e5</meta:generator>
    <dc:date>2019-07-16T13:56:02.152000000</dc:date>
    <meta:editing-duration>PT1H58S</meta:editing-duration>
    <meta:editing-cycles>10</meta:editing-cycles>
    <meta:document-statistic meta:object-count="10"/>
  </office:meta>
</office:document-meta>
</file>